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stroke-linejoin="round" draw:fill-color="#ffffff" draw:textarea-vertical-align="middle"/>
    </style:style>
    <style:style style:name="gr2" style:family="graphic" style:parent-style-name="standard">
      <style:graphic-properties draw:stroke-linejoin="round" draw:fill-color="#000000" draw:textarea-vertical-align="middle"/>
    </style:style>
    <style:style style:name="gr3" style:family="graphic" style:parent-style-name="standard">
      <style:graphic-properties svg:stroke-color="#ffffff" draw:stroke-linejoin="round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45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175cm" svg:height="1.499cm" svg:x="8.836cm" svg:y="5.1cm" svg:viewBox="0 0 4176 1500" svg:d="M100 0c969 0 2776 200 4076 1500-1900-900-3700-900-4176-800 0-93 0-400 100-700z">
          <text:p/>
        </draw:path>
        <draw:g>
          <draw:path draw:style-name="gr2" draw:text-style-name="P1" draw:layer="layout" svg:width="0.222cm" svg:height="0.167cm" svg:x="1.226cm" svg:y="1.17cm" svg:viewBox="0 0 223 168" svg:d="M20 0c56 0 153 4 203 88-58 80-145 80-204 80-24-53-27-103 1-168z">
            <text:p/>
          </draw:path>
          <draw:path draw:style-name="gr1" draw:text-style-name="P1" draw:layer="layout" svg:width="0.16cm" svg:height="0.056cm" svg:x="1.261cm" svg:y="1.189cm" svg:viewBox="0 0 161 57" svg:d="M4 0c37 0 107 8 157 57-73-34-143-34-161-30 0-4 0-16 4-27z">
            <text:p/>
          </draw:path>
          <draw:path draw:style-name="gr3" draw:text-style-name="P1" draw:layer="layout" svg:width="0.116cm" svg:height="0.026cm" svg:x="1.107cm" svg:y="1.17cm" svg:viewBox="0 0 117 27" svg:d="M4 7c46 0 60-4 113-7-3 6-8 15-9 27-62-8-46-8-108-8 0-2 2-9 4-12z">
            <text:p/>
          </draw:path>
          <draw:path draw:style-name="gr3" draw:text-style-name="P1" draw:layer="layout" svg:width="0.162cm" svg:height="0.03cm" svg:x="1.044cm" svg:y="1.235cm" svg:viewBox="0 0 163 31" svg:d="M4 7c46 0 106-4 159-7-2 9-2 23 0 31-62-8-101-12-163-12 0-2 2-9 4-12z">
            <text:p/>
          </draw:path>
          <draw:path draw:style-name="gr3" draw:text-style-name="P1" draw:layer="layout" svg:width="0.118cm" svg:height="0.027cm" svg:x="1.105cm" svg:y="1.308cm" svg:viewBox="0 0 119 28" svg:d="M2 6c46 0 56-3 109-6 2 9 5 19 8 28-34-4-49-4-63-6-14-1-28-3-56-3 0-2 0-10 2-13z">
            <text:p/>
          </draw:path>
        </draw:g>
        <draw:frame draw:style-name="gr4" draw:text-style-name="P2" draw:layer="layout" svg:width="1.84cm" svg:height="0.493cm" svg:x="0.3cm" svg:y="0.107cm">
          <draw:text-box>
            <text:p><text:span text:style-name="T1">Ballistic round</text:span></text:p>
          </draw:text-box>
        </draw:frame>
      </draw:page>
      <draw:page draw:name="page2" draw:style-name="dp1" draw:master-page-name="Default">
        <draw:frame draw:style-name="gr5" draw:text-style-name="P2" draw:layer="layout" svg:width="1.95cm" svg:height="0.493cm" svg:x="0.3cm" svg:y="0.107cm">
          <draw:text-box>
            <text:p><text:span text:style-name="T1">Ballistic Missile</text:span></text:p>
          </draw:text-box>
        </draw:frame>
        <draw:g>
          <draw:path draw:style-name="gr2" draw:text-style-name="P1" draw:layer="layout" svg:width="1.71cm" svg:height="2.296cm" svg:x="5.083cm" svg:y="5.502cm" svg:viewBox="0 0 1711 2297" svg:d="M1701 167c30 575 43 1570-780 2130-842-551-889-1444-921-2059 529-268 1029-334 1701-71z">
            <text:p/>
          </draw:path>
          <draw:path draw:style-name="gr1" draw:text-style-name="P1" draw:layer="layout" svg:width="0.498cm" svg:height="1.675cm" svg:x="6.105cm" svg:y="5.839cm" svg:viewBox="0 0 499 1676" svg:d="M495 27c20 385-20 1106-495 1649 309-773 271-1487 223-1674 36-2 155-9 272 25z">
            <text:p/>
          </draw:path>
        </draw:g>
        <draw:path draw:style-name="gr3" draw:text-style-name="P1" draw:layer="layout" svg:width="2.899cm" svg:height="1.163cm" svg:x="4.5cm" svg:y="4.387cm" svg:viewBox="0 0 2900 1164" svg:d="M588 234c347-193 1098-386 1706-54 155 63 434 260 606 333-106 292-592 364-600 400 0 163 3-15 3 206-560-233-1165-214-1715 45-3-293 12-51 12-251-149-4-462-236-600-400 120-82 412-190 588-279z">
          <text:p/>
        </draw:path>
        <draw:path draw:style-name="gr1" draw:text-style-name="P1" draw:layer="layout" svg:width="0.242cm" svg:height="0.712cm" svg:x="6.346cm" svg:y="4.576cm" svg:viewBox="0 0 243 713" svg:d="M2 0c52 9 189 27 241 36 0 226 0 451 0 677-60 0-180-45-241-45 9-235-8-433 0-668z">
          <text:p/>
        </draw:path>
        <draw:path draw:style-name="gr3" draw:text-style-name="P1" draw:layer="layout" svg:width="3.211cm" svg:height="4.709cm" svg:x="3.024cm" svg:y="2.09cm" svg:viewBox="0 0 3212 4710" svg:d="M3212 2058c-280-32-463-27-630 4 25-1476-1406-1552-1784-1091s-622 3539-722 3739c-84-281-204-3107 300-4000s2800-1400 2836 134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1-20T19:56:47.40</meta:creation-date>
    <dc:date>2024-01-25T19:43:38.40</dc:date>
    <meta:editing-duration>PT2H51M59S</meta:editing-duration>
    <meta:editing-cycles>2</meta:editing-cycles>
    <meta:generator>OpenOffice/4.1.13$Win32 OpenOffice.org_project/4113m1$Build-9810</meta:generator>
    <meta:document-statistic meta:object-count="15"/>
  </office:meta>
</office:document-meta>
</file>